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URW Gothic L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ue Love</text:p>
      <text:p text:style-name="P1">Carl Perkins</text:p>
      <text:p text:style-name="P3"/>
      <text:p text:style-name="P4">Chorus x2</text:p>
      <text:p text:style-name="P3">True love (your love), true love (your love) </text:p>
      <text:p text:style-name="P4">True love baby, that's what you give to me </text:p>
      <text:p text:style-name="P3"/>
      <text:p text:style-name="P3">God made the world and he made it round </text:p>
      <text:p text:style-name="P3">I got my baby and I'm glad I found </text:p>
      <text:p text:style-name="P3">Her love was meant for me </text:p>
      <text:p text:style-name="P3">And my baby, she'll always be </text:p>
      <text:p text:style-name="P3"/>
      <text:p text:style-name="P3">[Chorus x 2 ]</text:p>
      <text:p text:style-name="P3"/>
      <text:p text:style-name="P3">Love was made, I don't boast </text:p>
      <text:p text:style-name="P3">When He made you, He made the most </text:p>
      <text:p text:style-name="P3">You've got that certain touch </text:p>
      <text:p text:style-name="P3">To me baby, you mean so much </text:p>
      <text:p text:style-name="P3"/>
      <text:p text:style-name="P3">[Chorus]</text:p>
      <text:p text:style-name="P3"/>
      <text:p text:style-name="P3">[Solo on B]</text:p>
      <text:p text:style-name="P3"/>
      <text:p text:style-name="P3">[Chorus]</text:p>
      <text:p text:style-name="P3"/>
      <text:p text:style-name="P3">Well, the big, the little, young and old </text:p>
      <text:p text:style-name="P3">They all need something to have and hold </text:p>
      <text:p text:style-name="P3">When I found you, I found that </text:p>
      <text:p text:style-name="P3">You gave me loving I can't forget </text:p>
      <text:p text:style-name="P3"/>
      <text:p text:style-name="P3">[Chorus]</text:p>
      <text:p text:style-name="P3"/>
      <text:p text:style-name="P3">[Solo on B]</text:p>
      <text:p text:style-name="P3"/>
      <text:p text:style-name="P3">[Chorus]</text:p>
      <text:p text:style-name="P3">True love baby, that's what you give to me </text:p>
      <text:p text:style-name="P3"/>
      <text:p text:style-name="P3">[Fin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8:28:45</dc:date>
    <dc:creator>rodolfoap</dc:creator>
    <meta:generator>OpenOffice.org/3.0$Unix OpenOffice.org_project/300m15$Build-9379</meta:generator>
    <meta:editing-duration>PT00H24M49S</meta:editing-duration>
    <meta:editing-cycles>11</meta:editing-cycles>
    <meta:document-statistic meta:table-count="0" meta:image-count="0" meta:object-count="0" meta:page-count="1" meta:paragraph-count="26" meta:word-count="133" meta:character-count="635"/>
    <meta:user-defined meta:name="Info 1"/>
    <meta:user-defined meta:name="Info 2"/>
    <meta:user-defined meta:name="Info 3"/>
    <meta:user-defined meta:name="Info 4"/>
  </office:meta>
</office:document-meta>
</file>